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Buy2gether</text:p>
          </draw:text-box>
        </draw:frame>
        <draw:frame presentation:style-name="pr2" draw:layer="layout" svg:width="25.5cm" svg:height="13cm" svg:x="1cm" svg:y="17cm" presentation:class="outline" presentation:user-transformed="true">
          <draw:text-box>
            <text:list text:style-name="L2">
              <text:list-item>
                <text:p>Von Quim, Alexander und Friedr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as Ziel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>Autofahrten zum Einkaufen werden gespar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ie Ide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Ein Soziales Netzwerk zur Verständigung zwischen Einkäufern und Leuten aus der Nachbarschaft, die etwas aus dem Geschäft benöt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Die Umsetzung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ebsite, auf der Einkäufer eintragen können wo und wann sie einkaufen, und andere Leute eintragen können was sie bra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4" draw:layer="layout" svg:width="26cm" svg:height="2.5cm" svg:x="1cm" svg:y="1cm" presentation:class="title">
          <draw:text-box>
            <text:p>Problem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ie wird das ganze programmiert?</text:p>
              </text:list-item>
              <text:list-item>
                <text:p>Komplikationen beim pullen bzw. pushen</text:p>
              </text:list-item>
              <text:list-item>
                <text:p>Wie wird die Kommunikation bewerkstelligt?</text:p>
              </text:list-item>
              <text:list-item>
                <text:p>Wie sieht das Layout aus?</text:p>
              </text:list-item>
              <text:list-item>
                <text:p>Kommunikation mit einem zukünftigen Web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4" draw:layer="layout" svg:width="26cm" svg:height="2.5cm" svg:x="1cm" svg:y="1cm" presentation:class="title">
          <draw:text-box>
            <text:p>Zukunft des Projekte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Zentraler Webserver</text:p>
              </text:list-item>
              <text:list-item>
                <text:p>Motivationssystem</text:p>
              </text:list-item>
              <text:list-item>
                <text:p>Datenba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26:33.479291724</meta:creation-date>
    <dc:date>2019-05-25T17:58:53.561275866</dc:date>
    <meta:editing-duration>PT8M16S</meta:editing-duration>
    <meta:editing-cycles>3</meta:editing-cycles>
    <meta:generator>LibreOffice/5.1.6.2$Linux_X86_64 LibreOffice_project/10m0$Build-2</meta:generator>
    <meta:document-statistic meta:object-count="60"/>
  </office:meta>
</office:document-meta>
</file>